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8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0.8pt" fo:break-before="auto" style:use-optimal-row-height="false"/>
    </style:style>
    <style:style style:name="ro2" style:family="table-row">
      <style:table-row-properties style:row-height="95.1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OFF" style:base-cell-address="Sheet1.A1"/>
      <style:map style:condition="cell-content()=1" style:apply-style-name="ON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4" table:default-cell-style-name="ce1"/>
        <table:table-column table:style-name="co2" table:default-cell-style-name="Default"/>
        <table:table-row table:style-name="ro1">
          <table:table-cell table:number-columns-repeated="5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 table:number-columns-repeated="84"/>
          <table:table-cell/>
        </table:table-row>
        <calcext:conditional-formats>
          <calcext:conditional-format calcext:target-range-address="Sheet1.A1:Sheet1.CF48">
            <calcext:condition calcext:apply-style-name="OFF" calcext:value="=0" calcext:base-cell-address="Sheet1.A1"/>
            <calcext:condition calcext:apply-style-name="ON" calcext:value="=1" calcext:base-cell-address="Sheet1.A1"/>
          </calcext:conditional-format>
        </calcext:conditional-formats>
      </table:table>
      <table:named-expressions>
        <table:named-range table:name="display" table:base-cell-address="$Sheet1.$A$1" table:cell-range-address="$Sheet1.$A$1:.$CF$4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N" style:family="table-cell" style:parent-style-name="Default">
      <style:table-cell-properties fo:background-color="#000000"/>
      <style:text-properties fo:color="#666666" style:font-weight-asian="normal"/>
    </style:style>
    <style:style style:name="OFF" style:family="table-cell" style:parent-style-name="Default">
      <style:table-cell-properties fo:background-color="#eeeeee"/>
      <style:text-properties fo:color="#cc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22:21:39.508926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22:09:18.783574157</meta:creation-date>
    <dc:date>2017-02-26T22:20:05.978745826</dc:date>
    <meta:editing-duration>PT23H7M24S</meta:editing-duration>
    <meta:editing-cycles>6</meta:editing-cycles>
    <meta:generator>LibreOffice/5.3.0.3$Linux_X86_64 LibreOffice_project/30m0$Build-3</meta:generator>
    <meta:document-statistic meta:table-count="1" meta:cell-count="4032" meta:object-count="0"/>
  </office:meta>
</office:document-meta>
</file>